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56a" officeooo:paragraph-rsid="000dd56a"/>
    </style:style>
    <style:style style:name="P2" style:family="paragraph" style:parent-style-name="Standard">
      <style:text-properties style:font-name="Courier" fo:language="en" fo:country="US" officeooo:rsid="000dd56a" officeooo:paragraph-rsid="000dd56a"/>
    </style:style>
    <style:style style:name="P3" style:family="paragraph" style:parent-style-name="Standard">
      <style:text-properties style:font-name="Courier" fo:language="en" fo:country="US" officeooo:rsid="0011304e" officeooo:paragraph-rsid="0011304e"/>
    </style:style>
    <style:style style:name="P4" style:family="paragraph" style:parent-style-name="Standard">
      <style:text-properties style:font-name="Courier" fo:language="en" fo:country="US" officeooo:rsid="0012b1ba" officeooo:paragraph-rsid="0012b1ba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"/>
    </style:style>
    <style:style style:name="P6" style:family="paragraph" style:parent-style-name="Standard">
      <style:text-properties style:font-name="Courier" fo:font-size="11pt" fo:language="en" fo:country="US" officeooo:rsid="0013709f" officeooo:paragraph-rsid="0013709f" style:font-size-asian="11pt" style:font-size-complex="11pt"/>
    </style:style>
    <style:style style:name="P7" style:family="paragraph" style:parent-style-name="Standard">
      <style:text-properties style:font-name="Times New Roman" fo:language="en" fo:country="US" officeooo:rsid="000f9fb7" officeooo:paragraph-rsid="000f9fb7"/>
    </style:style>
    <style:style style:name="P8" style:family="paragraph" style:parent-style-name="Standard">
      <style:text-properties style:font-name="Times New Roman" fo:language="en" fo:country="US" officeooo:rsid="0011304e" officeooo:paragraph-rsid="0011304e"/>
    </style:style>
    <style:style style:name="P9" style:family="paragraph" style:parent-style-name="Standard">
      <style:text-properties style:font-name="Times New Roman" fo:language="en" fo:country="US" officeooo:rsid="0011304e" officeooo:paragraph-rsid="0013e711"/>
    </style:style>
    <style:style style:name="P10" style:family="paragraph" style:parent-style-name="Standard">
      <style:text-properties style:font-name="Times New Roman" fo:language="en" fo:country="US" officeooo:rsid="0012b1ba" officeooo:paragraph-rsid="0012b1ba"/>
    </style:style>
    <style:style style:name="P11" style:family="paragraph" style:parent-style-name="Standard">
      <style:text-properties style:font-name="Times New Roman" fo:language="en" fo:country="US" officeooo:rsid="0013709f" officeooo:paragraph-rsid="0013709f"/>
    </style:style>
    <style:style style:name="P12" style:family="paragraph" style:parent-style-name="Standard">
      <style:text-properties style:font-name="Times New Roman" fo:language="en" fo:country="US" officeooo:rsid="0013709f" officeooo:paragraph-rsid="0013e711"/>
    </style:style>
    <style:style style:name="P13" style:family="paragraph" style:parent-style-name="Standard">
      <style:text-properties style:font-name="Times New Roman" fo:language="en" fo:country="US" officeooo:rsid="0013e711" officeooo:paragraph-rsid="0013e711"/>
    </style:style>
    <style:style style:name="P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" fo:font-size="11pt" style:font-size-asian="11pt"/>
    </style:style>
    <style:style style:name="T1" style:family="text">
      <style:text-properties officeooo:rsid="000f9fb7"/>
    </style:style>
    <style:style style:name="T2" style:family="text">
      <style:text-properties officeooo:rsid="0011304e"/>
    </style:style>
    <style:style style:name="T3" style:family="text">
      <style:text-properties officeooo:rsid="001184c2"/>
    </style:style>
    <style:style style:name="T4" style:family="text">
      <style:text-properties fo:color="#000000" style:font-name="Menlo-Regular" fo:font-size="11pt" style:font-size-asian="11pt"/>
    </style:style>
    <style:style style:name="T5" style:family="text">
      <style:text-properties fo:color="#000000" fo:font-size="11pt" style:font-size-asian="11pt"/>
    </style:style>
    <style:style style:name="T6" style:family="text">
      <style:text-properties fo:color="#000000" style:text-outline="false" fo:letter-spacing="normal" style:text-underline-style="none" style:letter-kerning="false"/>
    </style:style>
    <style:style style:name="T7" style:family="text">
      <style:text-properties fo:color="#000000" style:text-outline="false" style:font-name="Courier" fo:font-size="11pt" fo:letter-spacing="normal" style:text-underline-style="none" officeooo:rsid="0013709f" style:letter-kerning="false" style:font-size-asian="11pt" style:font-size-complex="11pt"/>
    </style:style>
    <style:style style:name="T8" style:family="text">
      <style:text-properties fo:color="#000000" style:text-outline="false" style:font-name="Courier" fo:font-size="11pt" fo:letter-spacing="normal" style:text-underline-style="none" style:letter-kerning="false" style:font-size-asian="11pt" style:font-size-complex="11pt"/>
    </style:style>
    <style:style style:name="T9" style:family="text">
      <style:text-properties fo:color="#2eaebb" style:font-name="Menlo-Regular" fo:font-size="11pt" style:font-size-asian="11pt"/>
    </style:style>
    <style:style style:name="T10" style:family="text">
      <style:text-properties fo:color="#2eaebb" fo:font-size="11pt" style:font-size-asian="11pt"/>
    </style:style>
    <style:style style:name="T11" style:family="text">
      <style:text-properties fo:color="#c1651c" style:font-name="Menlo-Regular" fo:font-size="11pt" style:font-size-asian="11pt"/>
    </style:style>
    <style:style style:name="T12" style:family="text">
      <style:text-properties fo:color="#c1651c" fo:font-size="11pt" style:font-size-asian="11pt"/>
    </style:style>
    <style:style style:name="T13" style:family="text">
      <style:text-properties fo:color="#1396a3" style:font-name="Menlo-Regular"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CM javascript (JS)</text:p>
      <text:p text:style-name="P1"/>
      <text:p text:style-name="P1"><text:span text:style-name="T2">1) </text:span>JS can be qualified as :</text:p>
      <text:p text:style-name="P1">- pure functional language</text:p>
      <text:p text:style-name="P1">- a functional language</text:p>
      <text:p text:style-name="P1">- an object oriented language</text:p>
      <text:p text:style-name="P1">- a native language</text:p>
      <text:p text:style-name="P1"/>
      <text:p text:style-name="P1"><text:span text:style-name="T2">2) </text:span>Valid primitive JS types are :</text:p>
      <text:p text:style-name="P1">- long</text:p>
      <text:p text:style-name="P1">- integer</text:p>
      <text:p text:style-name="P1">- number</text:p>
      <text:p text:style-name="P1">- string</text:p>
      <text:p text:style-name="P1">- class</text:p>
      <text:p text:style-name="P1">- method</text:p>
      <text:p text:style-name="P1">- function</text:p>
      <text:p text:style-name="P1"/>
      <text:p text:style-name="P1"><text:span text:style-name="T2">3) </text:span>In the following code which variables are in function foo scope</text:p>
      <text:p text:style-name="P1"/>
      <text:p text:style-name="P2">function foo () {</text:p>
      <text:p text:style-name="P2"><text:s text:c="2"/>hello = function () { console.log(“hello”); }</text:p>
      <text:p text:style-name="P2"><text:s text:c="2"/>var t = 10;</text:p>
      <text:p text:style-name="P2"><text:s text:c="2"/>var <text:span text:style-name="T1">bar = </text:span>function (<text:span text:style-name="T1">tmp</text:span>) {</text:p>
      <text:p text:style-name="P2"><text:s text:c="4"/>x = 5;</text:p>
      <text:p text:style-name="P2"><text:s text:c="4"/><text:span text:style-name="T1">console.log(“-→”, tmp);</text:span></text:p>
      <text:p text:style-name="P2"><text:s text:c="2"/>}</text:p>
      <text:p text:style-name="P2">}</text:p>
      <text:p text:style-name="P2"/>
      <text:p text:style-name="P7">- hello</text:p>
      <text:p text:style-name="P7">- t</text:p>
      <text:p text:style-name="P7">- bar</text:p>
      <text:p text:style-name="P7">- tmp</text:p>
      <text:p text:style-name="P7">- x</text:p>
      <text:p text:style-name="P7"/>
      <text:p text:style-name="P7"><text:span text:style-name="T2">4) </text:span>A JS object is :</text:p>
      <text:p text:style-name="P7">- a collection of key / value pairs</text:p>
      <text:p text:style-name="P7">- an indexed list of functions</text:p>
      <text:p text:style-name="P7">- something exclusively built with a constructor method</text:p>
      <text:p text:style-name="P7">- <text:span text:style-name="T2">an encapsulated data structure produced by a class</text:span></text:p>
      <text:p text:style-name="P7"/>
      <text:p text:style-name="P8">5) Which parameter is the convention for a callback call</text:p>
      <text:p text:style-name="P8"/>
      <text:p text:style-name="P3">foo(1, 3, foo, bar, help)</text:p>
      <text:p text:style-name="P3"/>
      <text:p text:style-name="P3">- 1</text:p>
      <text:p text:style-name="P3">- 3</text:p>
      <text:p text:style-name="P3">- foo</text:p>
      <text:p text:style-name="P3">- bar</text:p>
      <text:p text:style-name="P3">- help</text:p>
      <text:p text:style-name="P3"/>
      <text:p text:style-name="P9">6) <text:span text:style-name="T3">The following function has this signature </text:span>bar(<text:span text:style-name="T3">x, y, z</text:span>). <text:span text:style-name="T3">Which calls produce an error ?</text:span></text:p>
      <text:p text:style-name="P8"/>
      <text:p text:style-name="P8">- <text:span text:style-name="T3">bar(1, 2, 3)</text:span></text:p>
      <text:p text:style-name="P8">- <text:span text:style-name="T3">bar()</text:span></text:p>
      <text:p text:style-name="P8">- <text:span text:style-name="T3">bar(1,2)</text:span></text:p>
      <text:p text:style-name="P8"><text:soft-page-break/>- <text:span text:style-name="T3">bar(null, null, null)</text:span></text:p>
      <text:p text:style-name="P8">- <text:span text:style-name="T3">bar(1, 2, 3, undefined)</text:span></text:p>
      <text:p text:style-name="P8"/>
      <text:p text:style-name="P10">7) What is the lambda expression that summarizes the following code</text:p>
      <text:p text:style-name="P4"><text:span text:style-name="T5">foo = </text:span><text:span text:style-name="T10">function</text:span><text:span text:style-name="T5"> (x) </text:span><text:span text:style-name="T10">{</text:span><text:span text:style-name="T5"> </text:span><text:span text:style-name="T12">return</text:span><text:span text:style-name="T5"> </text:span><text:span text:style-name="T10">function</text:span><text:span text:style-name="T5"> (n) </text:span><text:span text:style-name="T10">{</text:span><text:span text:style-name="T12">return</text:span><text:span text:style-name="T5"> x + n</text:span><text:span text:style-name="T10">}}</text:span></text:p>
      <text:p text:style-name="P5"><text:span text:style-name="T5">bar = </text:span><text:span text:style-name="T10">function</text:span><text:span text:style-name="T5"> (x) </text:span><text:span text:style-name="T10">{</text:span><text:span text:style-name="T5"> </text:span><text:span text:style-name="T12">return</text:span><text:span text:style-name="T5"> </text:span><text:span text:style-name="T10">function</text:span><text:span text:style-name="T5"> (n) </text:span><text:span text:style-name="T10">{</text:span><text:span text:style-name="T12">return</text:span><text:span text:style-name="T5"> x * n</text:span><text:span text:style-name="T10">}}</text:span></text:p>
      <text:p text:style-name="P5"><text:span text:style-name="T5">foobar = </text:span><text:span text:style-name="T10">function</text:span><text:span text:style-name="T5">(f, g) </text:span><text:span text:style-name="T10">{</text:span><text:span text:style-name="T5"> </text:span><text:span text:style-name="T12">return</text:span><text:span text:style-name="T5"> </text:span><text:span text:style-name="T10">function</text:span><text:span text:style-name="T5"> (x) </text:span><text:span text:style-name="T10">{</text:span><text:span text:style-name="T5"> </text:span><text:span text:style-name="T12">return</text:span><text:span text:style-name="T5"> f(g(x))</text:span><text:span text:style-name="T10">}}</text:span></text:p>
      <text:p text:style-name="P14"/>
      <text:p text:style-name="P5"><text:span text:style-name="T5">foo2 = foo(5)</text:span></text:p>
      <text:p text:style-name="P5"><text:span text:style-name="T5">bar1 = bar(4) </text:span></text:p>
      <text:p text:style-name="P5"><text:span text:style-name="T5">foo6bar3 = foobar(bar1, foo2)</text:span></text:p>
      <text:p text:style-name="P14"/>
      <text:p text:style-name="P4"><text:span text:style-name="T5">console.log(foo6bar3(10))</text:span></text:p>
      <text:p text:style-name="P10"/>
      <text:p text:style-name="P10"/>
      <text:p text:style-name="P4">- <text:span text:style-name="T4">console.log(</text:span><text:span text:style-name="T9">function</text:span><text:span text:style-name="T4">(f, g) </text:span><text:span text:style-name="T9">{</text:span><text:span text:style-name="T4"> </text:span><text:span text:style-name="T11">return</text:span><text:span text:style-name="T4"> </text:span><text:span text:style-name="T9">function</text:span><text:span text:style-name="T4"> (x) </text:span><text:span text:style-name="T9">{</text:span><text:span text:style-name="T4"> </text:span><text:span text:style-name="T11">return</text:span><text:span text:style-name="T4"> f(g(x))</text:span><text:span text:style-name="T9">}}</text:span><text:span text:style-name="T4">(</text:span><text:span text:style-name="T9">function</text:span><text:span text:style-name="T4"> (x) </text:span><text:span text:style-name="T9">{</text:span><text:span text:style-name="T4"> </text:span><text:span text:style-name="T11">return</text:span><text:span text:style-name="T4"> </text:span><text:span text:style-name="T9">function</text:span><text:span text:style-name="T4"> (n) </text:span><text:span text:style-name="T9">{</text:span><text:span text:style-name="T11">return</text:span><text:span text:style-name="T4"> x * n</text:span><text:span text:style-name="T9">}}</text:span><text:span text:style-name="T4">, </text:span><text:span text:style-name="T9">function</text:span><text:span text:style-name="T4"> (x) </text:span><text:span text:style-name="T13">{</text:span><text:span text:style-name="T4"> </text:span><text:span text:style-name="T11">return</text:span><text:span text:style-name="T4"> </text:span><text:span text:style-name="T9">function</text:span><text:span text:style-name="T4"> (n) </text:span><text:span text:style-name="T9">{</text:span><text:span text:style-name="T11">return</text:span><text:span text:style-name="T4"> x * n</text:span><text:span text:style-name="T9">}</text:span><text:span text:style-name="T13">}</text:span><text:span text:style-name="T4">)(10))</text:span></text:p>
      <text:p text:style-name="P4"><text:span text:style-name="T4">- console.log(</text:span><text:span text:style-name="T9">function</text:span><text:span text:style-name="T4">(f, g) </text:span><text:span text:style-name="T9">{</text:span><text:span text:style-name="T4"> </text:span><text:span text:style-name="T11">return</text:span><text:span text:style-name="T4"> </text:span><text:span text:style-name="T9">function</text:span><text:span text:style-name="T4"> (x) </text:span><text:span text:style-name="T9">{</text:span><text:span text:style-name="T4"> </text:span><text:span text:style-name="T11">return</text:span><text:span text:style-name="T4"> f(g(x))</text:span><text:span text:style-name="T9">}}</text:span><text:span text:style-name="T4">(</text:span><text:span text:style-name="T9">function</text:span><text:span text:style-name="T4"> (x) </text:span><text:span text:style-name="T9">{</text:span><text:span text:style-name="T4"> </text:span><text:span text:style-name="T11">return</text:span><text:span text:style-name="T4"> </text:span><text:span text:style-name="T9">function</text:span><text:span text:style-name="T4"> (n) </text:span><text:span text:style-name="T9">{</text:span><text:span text:style-name="T11">return</text:span><text:span text:style-name="T4"> x * n</text:span><text:span text:style-name="T9">}}</text:span><text:span text:style-name="T4">(5), </text:span><text:span text:style-name="T9">function</text:span><text:span text:style-name="T4"> (x) </text:span><text:span text:style-name="T9">{</text:span><text:span text:style-name="T4"> </text:span><text:span text:style-name="T11">return</text:span><text:span text:style-name="T4"> </text:span><text:span text:style-name="T9">function</text:span><text:span text:style-name="T4"> (n) </text:span><text:span text:style-name="T9">{</text:span><text:span text:style-name="T11">return</text:span><text:span text:style-name="T4"> x + n</text:span><text:span text:style-name="T9">}}</text:span><text:span text:style-name="T4"> (4))(10))</text:span></text:p>
      <text:p text:style-name="P4"><text:span text:style-name="T4">- console.log(</text:span><text:span text:style-name="T9">function</text:span><text:span text:style-name="T4">(f, g) </text:span><text:span text:style-name="T9">{</text:span><text:span text:style-name="T4"> </text:span><text:span text:style-name="T11">return</text:span><text:span text:style-name="T4"> </text:span><text:span text:style-name="T9">function</text:span><text:span text:style-name="T4"> (x) </text:span><text:span text:style-name="T9">{</text:span><text:span text:style-name="T4"> </text:span><text:span text:style-name="T11">return</text:span><text:span text:style-name="T4"> f(g(x))</text:span><text:span text:style-name="T9">}}</text:span><text:span text:style-name="T4">(</text:span><text:span text:style-name="T9">function</text:span><text:span text:style-name="T4"> (x) </text:span><text:span text:style-name="T9">{</text:span><text:span text:style-name="T4"> </text:span><text:span text:style-name="T11">return</text:span><text:span text:style-name="T4"> </text:span><text:span text:style-name="T9">function</text:span><text:span text:style-name="T4"> (n) </text:span><text:span text:style-name="T9">{</text:span><text:span text:style-name="T11">return</text:span><text:span text:style-name="T4"> x * n</text:span><text:span text:style-name="T9">}}</text:span><text:span text:style-name="T4">(4), </text:span><text:span text:style-name="T9">function</text:span><text:span text:style-name="T4"> (x) </text:span><text:span text:style-name="T9">{</text:span><text:span text:style-name="T4"> </text:span><text:span text:style-name="T11">return</text:span><text:span text:style-name="T4"> </text:span><text:span text:style-name="T9">function</text:span><text:span text:style-name="T4"> (n) </text:span><text:span text:style-name="T9">{</text:span><text:span text:style-name="T11">return</text:span><text:span text:style-name="T4"> x + n</text:span><text:span text:style-name="T9">}}</text:span><text:span text:style-name="T4"> (5))(10))</text:span></text:p>
      <text:p text:style-name="P8"/>
      <text:p text:style-name="P11">8) What is the result of this call ?</text:p>
      <text:p text:style-name="P6"><text:span text:style-name="T6">[1, 3, 2, 5, 7, 3].reduce( function(a, b) { return a &gt; b ? a : b})</text:span></text:p>
      <text:p text:style-name="P11"/>
      <text:p text:style-name="P11">- 1</text:p>
      <text:p text:style-name="P11">- 3</text:p>
      <text:p text:style-name="P11">- 7</text:p>
      <text:p text:style-name="P11"/>
      <text:p text:style-name="P11">9) What is the result of this call ?</text:p>
      <text:p text:style-name="P13"/>
      <text:p text:style-name="P13">Math.max.apply(null, <text:span text:style-name="T7">[1, 3, 2, 5, 7, 3]</text:span><text:span text:style-name="T8">)</text:span></text:p>
      <text:p text:style-name="P12">- 1</text:p>
      <text:p text:style-name="P12">- 3</text:p>
      <text:p text:style-name="P12">- 7</text:p>
      <text:p text:style-name="P12"/>
      <text:p text:style-name="P13">10) What is the main trait of the web browser scheduler</text:p>
      <text:p text:style-name="P13">- best-effort </text:p>
      <text:p text:style-name="P13">- real time</text:p>
      <text:p text:style-name="P13">- turn based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5:40:11.032211000</meta:creation-date>
    <dc:date>2016-12-07T16:48:43.472016000</dc:date>
    <meta:editing-duration>PT6M31S</meta:editing-duration>
    <meta:editing-cycles>1</meta:editing-cycles>
    <meta:document-statistic meta:table-count="0" meta:image-count="0" meta:object-count="0" meta:page-count="2" meta:paragraph-count="71" meta:word-count="412" meta:character-count="2089" meta:non-whitespace-character-count="1730"/>
    <meta:generator>LibreOffice/5.1.5.2$MacOSX_X86_64 LibreOffice_project/7a864d8825610a8c07cfc3bc01dd4fce6a9447e5</meta:generator>
  </office:meta>
</office:document-meta>
</file>